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25-08-0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25-05-20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384" calcext:value-type="float">
            <text:p>57.5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25-03-1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24-12-27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24-11-0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24-06-27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24-02-22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23-12-07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23-09-29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23-06-0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23-03-0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22-12-06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4008" calcext:value-type="float">
            <text:p>53.4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22-08-0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22-05-25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22-02-1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21-11-16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21-07-21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1168" calcext:value-type="float">
            <text:p>53.5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21-03-2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20-11-12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20-07-15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20-03-05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9-11-13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9-06-20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9-02-2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8-08-1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9832" calcext:value-type="float">
            <text:p>53.5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8-02-02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7-10-1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7-08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7-06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7-04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7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6-12-1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6-10-1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6-06-0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6-02-1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5-10-0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5-06-0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5-02-1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4-10-0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4-08-0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4-06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4-04-0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4-02-0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3-12-1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3-10-2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3-08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3-06-0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3-04-1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3-02-0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2-12-0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2-08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2-04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2-02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1-09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1-07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1-05-23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1-03-1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1-01-2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0-11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0-09-2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0-07-0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0-05-1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0-03-0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10-01-1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09-11-2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09-09-2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0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09-03-0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58104492401</text:p>
          </table:table-cell>
          <table:table-cell office:value-type="string" calcext:value-type="string">
            <text:p>SC00606607BABD GRNDEV4</text:p>
          </table:table-cell>
          <table:table-cell office:value-type="string" calcext:value-type="string">
            <text:p>200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